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1B0000001DCF7C875D00CFA1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D69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4"/>
        <table:table-row table:style-name="ro1">
          <table:table-cell table:style-name="ce1" office:value-type="string" calcext:value-type="string" table:number-columns-spanned="3" table:number-rows-spanned="1">
            <text:p>ASCII</text:p>
          </table:table-cell>
          <table:covered-table-cell/>
          <table:covered-table-cell table:style-name="ce16"/>
          <table:table-cell table:style-name="ce7" office:value-type="string" calcext:value-type="string">
            <text:p>Kaffee-</text:p>
          </table:table-cell>
        </table:table-row>
        <table:table-row table:style-name="ro1">
          <table:table-cell table:style-name="ce2" office:value-type="string" calcext:value-type="string">
            <text:p>hex</text:p>
          </table:table-cell>
          <table:table-cell table:style-name="ce2" office:value-type="string" calcext:value-type="string">
            <text:p>dez</text:p>
          </table:table-cell>
          <table:table-cell table:style-name="ce5" office:value-type="string" calcext:value-type="string">
            <text:p>Zeichen</text:p>
          </table:table-cell>
          <table:table-cell table:style-name="ce8" office:value-type="string" calcext:value-type="string">
            <text:p>maschine</text:p>
          </table:table-cell>
        </table:table-row>
        <table:table-row table:style-name="ro1">
          <table:table-cell/>
          <table:table-cell office:value-type="string" calcext:value-type="string">
            <text:p>0 – 31</text:p>
          </table:table-cell>
          <table:table-cell office:value-type="string" calcext:value-type="string">
            <text:p>…</text:p>
          </table:table-cell>
          <table:table-cell table:style-name="ce7" office:value-type="string" calcext:value-type="string">
            <text:p>…</text:p>
          </table:table-cell>
        </table:table-row>
        <table:table-row table:style-name="ro1">
          <table:table-cell table:formula="of:=&quot;0x&quot;&amp;DEC2HEX([.B4]; 2)" office:value-type="string" office:string-value="0x20" calcext:value-type="string">
            <text:p>0x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erzeichen</text:p>
          </table:table-cell>
          <table:table-cell table:style-name="ce7" office:value-type="string" calcext:value-type="string">
            <text:p>Leerzeichen</text:p>
          </table:table-cell>
        </table:table-row>
        <table:table-row table:style-name="ro1">
          <table:table-cell table:formula="of:=&quot;0x&quot;&amp;DEC2HEX([.B5]; 2)" office:value-type="string" office:string-value="0x21" calcext:value-type="string">
            <text:p>0x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!</text:p>
          </table:table-cell>
          <table:table-cell table:style-name="ce7" office:value-type="string" calcext:value-type="string">
            <text:p>_</text:p>
          </table:table-cell>
        </table:table-row>
        <table:table-row table:style-name="ro1">
          <table:table-cell table:formula="of:=&quot;0x&quot;&amp;DEC2HEX([.B6]; 2)" office:value-type="string" office:string-value="0x22" calcext:value-type="string">
            <text:p>0x22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"</text:p>
          </table:table-cell>
          <table:table-cell table:style-name="ce9" office:value-type="string" calcext:value-type="string">
            <text:p>█</text:p>
          </table:table-cell>
        </table:table-row>
        <table:table-row table:style-name="ro1">
          <table:table-cell table:formula="of:=&quot;0x&quot;&amp;DEC2HEX([.B7]; 2)" office:value-type="string" office:string-value="0x23" calcext:value-type="string">
            <text:p>0x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#</text:p>
          </table:table-cell>
          <table:table-cell table:style-name="ce7" office:value-type="string" calcext:value-type="string">
            <text:p>Ä</text:p>
          </table:table-cell>
        </table:table-row>
        <table:table-row table:style-name="ro1">
          <table:table-cell table:formula="of:=&quot;0x&quot;&amp;DEC2HEX([.B8]; 2)" office:value-type="string" office:string-value="0x24" calcext:value-type="string">
            <text:p>0x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$</text:p>
          </table:table-cell>
          <table:table-cell table:style-name="ce7" office:value-type="string" calcext:value-type="string">
            <text:p>ö</text:p>
          </table:table-cell>
        </table:table-row>
        <table:table-row table:style-name="ro1">
          <table:table-cell table:formula="of:=&quot;0x&quot;&amp;DEC2HEX([.B9]; 2)" office:value-type="string" office:string-value="0x25" calcext:value-type="string">
            <text:p>0x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%</text:p>
          </table:table-cell>
          <table:table-cell table:style-name="ce7" office:value-type="string" calcext:value-type="string">
            <text:p>ü</text:p>
          </table:table-cell>
        </table:table-row>
        <table:table-row table:style-name="ro1">
          <table:table-cell table:formula="of:=&quot;0x&quot;&amp;DEC2HEX([.B10]; 2)" office:value-type="string" office:string-value="0x26" calcext:value-type="string">
            <text:p>0x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&amp;</text:p>
          </table:table-cell>
          <table:table-cell table:style-name="ce10" office:value-type="string" calcext:value-type="string">
            <text:p>*</text:p>
          </table:table-cell>
        </table:table-row>
        <table:table-row table:style-name="ro2">
          <table:table-cell table:formula="of:=&quot;0x&quot;&amp;DEC2HEX([.B11]; 2)" office:value-type="string" office:string-value="0x27" calcext:value-type="string">
            <text:p>0x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'</text:p>
          </table:table-cell>
          <table:table-cell table:style-name="ce9" office:value-type="string" calcext:value-type="string">
            <text:p>•</text:p>
          </table:table-cell>
        </table:table-row>
        <table:table-row table:style-name="ro1">
          <table:table-cell table:formula="of:=&quot;0x&quot;&amp;DEC2HEX([.B12]; 2)" office:value-type="string" office:string-value="0x28" calcext:value-type="string">
            <text:p>0x28</text:p>
          </table:table-cell>
          <table:table-cell office:value-type="float" office:value="40" calcext:value-type="float">
            <text:p>40</text:p>
          </table:table-cell>
          <table:table-cell table:style-name="ce20" office:value-type="string" calcext:value-type="string">
            <text:p>(</text:p>
          </table:table-cell>
          <table:table-cell table:style-name="ce7" office:value-type="string" calcext:value-type="string">
            <text:p>`</text:p>
            <draw:frame table:end-cell-address="Sheet1.D12" table:end-x="12.51mm" table:end-y="3.06mm" draw:z-index="0" draw:name="Image 1" draw:style-name="gr1" draw:text-style-name="P1" svg:width="2.85mm" svg:height="2.96mm" svg:x="9.66mm" svg:y="0.1mm">
              <draw:image xlink:href="Pictures/100002010000001B0000001DCF7C875D00CFA158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formula="of:=&quot;0x&quot;&amp;DEC2HEX([.B13]; 2)" office:value-type="string" office:string-value="0x29" calcext:value-type="string">
            <text:p>0x29</text:p>
          </table:table-cell>
          <table:table-cell office:value-type="float" office:value="41" calcext:value-type="float">
            <text:p>41</text:p>
          </table:table-cell>
          <table:table-cell table:style-name="ce20" office:value-type="string" calcext:value-type="string">
            <text:p>)</text:p>
          </table:table-cell>
          <table:table-cell table:style-name="ce11" office:value-type="string" calcext:value-type="string">
            <text:p>’</text:p>
          </table:table-cell>
        </table:table-row>
        <table:table-row table:style-name="ro1">
          <table:table-cell table:formula="of:=&quot;0x&quot;&amp;DEC2HEX([.B14]; 2)" office:value-type="string" office:string-value="0x2A" calcext:value-type="string">
            <text:p>0x2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*</text:p>
          </table:table-cell>
          <table:table-cell table:style-name="ce10" office:value-type="string" calcext:value-type="string">
            <text:p>°</text:p>
          </table:table-cell>
        </table:table-row>
        <table:table-row table:style-name="ro1">
          <table:table-cell table:formula="of:=&quot;0x&quot;&amp;DEC2HEX([.B15]; 2)" office:value-type="string" office:string-value="0x2B" calcext:value-type="string">
            <text:p>0x2B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+</text:p>
          </table:table-cell>
          <table:table-cell table:style-name="ce7" office:value-type="string" calcext:value-type="string">
            <text:p>+</text:p>
          </table:table-cell>
        </table:table-row>
        <table:table-row table:style-name="ro1">
          <table:table-cell table:formula="of:=&quot;0x&quot;&amp;DEC2HEX([.B16]; 2)" office:value-type="string" office:string-value="0x2C" calcext:value-type="string">
            <text:p>0x2C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style-name="ce10" office:value-type="string" calcext:value-type="string">
            <text:p>,</text:p>
          </table:table-cell>
        </table:table-row>
        <table:table-row table:style-name="ro1">
          <table:table-cell table:formula="of:=&quot;0x&quot;&amp;DEC2HEX([.B17]; 2)" office:value-type="string" office:string-value="0x2D" calcext:value-type="string">
            <text:p>0x2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1">
          <table:table-cell table:formula="of:=&quot;0x&quot;&amp;DEC2HEX([.B18]; 2)" office:value-type="string" office:string-value="0x2E" calcext:value-type="string">
            <text:p>0x2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.</text:p>
          </table:table-cell>
          <table:table-cell table:style-name="ce10" office:value-type="string" calcext:value-type="string">
            <text:p>.</text:p>
          </table:table-cell>
        </table:table-row>
        <table:table-row table:style-name="ro1">
          <table:table-cell table:formula="of:=&quot;0x&quot;&amp;DEC2HEX([.B19]; 2)" office:value-type="string" office:string-value="0x2F" calcext:value-type="string">
            <text:p>0x2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/</text:p>
          </table:table-cell>
          <table:table-cell table:style-name="ce7" office:value-type="string" calcext:value-type="string">
            <text:p>/</text:p>
          </table:table-cell>
        </table:table-row>
        <table:table-row table:style-name="ro1">
          <table:table-cell table:formula="of:=&quot;0x&quot;&amp;DEC2HEX([.B20]; 2)" office:value-type="string" office:string-value="0x30" calcext:value-type="string">
            <text:p>0x3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formula="of:=&quot;0x&quot;&amp;DEC2HEX([.B21]; 2)" office:value-type="string" office:string-value="0x31" calcext:value-type="string">
            <text:p>0x3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formula="of:=&quot;0x&quot;&amp;DEC2HEX([.B22]; 2)" office:value-type="string" office:string-value="0x32" calcext:value-type="string">
            <text:p>0x3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formula="of:=&quot;0x&quot;&amp;DEC2HEX([.B23]; 2)" office:value-type="string" office:string-value="0x33" calcext:value-type="string">
            <text:p>0x33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formula="of:=&quot;0x&quot;&amp;DEC2HEX([.B24]; 2)" office:value-type="string" office:string-value="0x34" calcext:value-type="string">
            <text:p>0x34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table:formula="of:=&quot;0x&quot;&amp;DEC2HEX([.B25]; 2)" office:value-type="string" office:string-value="0x35" calcext:value-type="string">
            <text:p>0x35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formula="of:=&quot;0x&quot;&amp;DEC2HEX([.B26]; 2)" office:value-type="string" office:string-value="0x36" calcext:value-type="string">
            <text:p>0x36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 table:formula="of:=&quot;0x&quot;&amp;DEC2HEX([.B27]; 2)" office:value-type="string" office:string-value="0x37" calcext:value-type="string">
            <text:p>0x37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formula="of:=&quot;0x&quot;&amp;DEC2HEX([.B28]; 2)" office:value-type="string" office:string-value="0x38" calcext:value-type="string">
            <text:p>0x38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formula="of:=&quot;0x&quot;&amp;DEC2HEX([.B29]; 2)" office:value-type="string" office:string-value="0x39" calcext:value-type="string">
            <text:p>0x39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</table:table-row>
        <table:table-row table:style-name="ro1">
          <table:table-cell table:formula="of:=&quot;0x&quot;&amp;DEC2HEX([.B30]; 2)" office:value-type="string" office:string-value="0x3A" calcext:value-type="string">
            <text:p>0x3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:</text:p>
          </table:table-cell>
          <table:table-cell table:style-name="ce7" office:value-type="string" calcext:value-type="string">
            <text:p>:</text:p>
          </table:table-cell>
        </table:table-row>
        <table:table-row table:style-name="ro1">
          <table:table-cell table:formula="of:=&quot;0x&quot;&amp;DEC2HEX([.B31]; 2)" office:value-type="string" office:string-value="0x3B" calcext:value-type="string">
            <text:p>0x3B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 table:style-name="ce7" office:value-type="string" calcext:value-type="string">
            <text:p>;</text:p>
          </table:table-cell>
        </table:table-row>
        <table:table-row table:style-name="ro1">
          <table:table-cell table:formula="of:=&quot;0x&quot;&amp;DEC2HEX([.B32]; 2)" office:value-type="string" office:string-value="0x3C" calcext:value-type="string">
            <text:p>0x3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&lt;</text:p>
          </table:table-cell>
          <table:table-cell table:style-name="ce7" office:value-type="string" calcext:value-type="string">
            <text:p>&lt;</text:p>
          </table:table-cell>
        </table:table-row>
        <table:table-row table:style-name="ro1">
          <table:table-cell table:formula="of:=&quot;0x&quot;&amp;DEC2HEX([.B33]; 2)" office:value-type="string" office:string-value="0x3D" calcext:value-type="string">
            <text:p>0x3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=</text:p>
          </table:table-cell>
        </table:table-row>
        <table:table-row table:style-name="ro1">
          <table:table-cell table:formula="of:=&quot;0x&quot;&amp;DEC2HEX([.B34]; 2)" office:value-type="string" office:string-value="0x3E" calcext:value-type="string">
            <text:p>0x3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&gt;</text:p>
          </table:table-cell>
          <table:table-cell table:style-name="ce7" office:value-type="string" calcext:value-type="string">
            <text:p>&gt;</text:p>
          </table:table-cell>
        </table:table-row>
        <table:table-row table:style-name="ro1">
          <table:table-cell table:formula="of:=&quot;0x&quot;&amp;DEC2HEX([.B35]; 2)" office:value-type="string" office:string-value="0x3F" calcext:value-type="string">
            <text:p>0x3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?</text:p>
          </table:table-cell>
        </table:table-row>
        <table:table-row table:style-name="ro1">
          <table:table-cell table:formula="of:=&quot;0x&quot;&amp;DEC2HEX([.B36]; 2)" office:value-type="string" office:string-value="0x40" calcext:value-type="string">
            <text:p>0x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@</text:p>
          </table:table-cell>
          <table:table-cell table:style-name="ce7" office:value-type="string" calcext:value-type="string">
            <text:p>e</text:p>
          </table:table-cell>
        </table:table-row>
        <table:table-row table:style-name="ro1">
          <table:table-cell table:formula="of:=&quot;0x&quot;&amp;DEC2HEX([.B37]; 2)" office:value-type="string" office:string-value="0x41" calcext:value-type="string">
            <text:p>0x4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A</text:p>
          </table:table-cell>
        </table:table-row>
        <table:table-row table:style-name="ro1">
          <table:table-cell table:formula="of:=&quot;0x&quot;&amp;DEC2HEX([.B38]; 2)" office:value-type="string" office:string-value="0x42" calcext:value-type="string">
            <text:p>0x4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table:formula="of:=&quot;0x&quot;&amp;DEC2HEX([.B39]; 2)" office:value-type="string" office:string-value="0x43" calcext:value-type="string">
            <text:p>0x4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</text:p>
          </table:table-cell>
          <table:table-cell table:style-name="ce7" office:value-type="string" calcext:value-type="string">
            <text:p>C</text:p>
          </table:table-cell>
        </table:table-row>
        <table:table-row table:style-name="ro1">
          <table:table-cell table:formula="of:=&quot;0x&quot;&amp;DEC2HEX([.B40]; 2)" office:value-type="string" office:string-value="0x44" calcext:value-type="string">
            <text:p>0x4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  <table:table-cell table:style-name="ce7" office:value-type="string" calcext:value-type="string">
            <text:p>D</text:p>
          </table:table-cell>
        </table:table-row>
        <table:table-row table:style-name="ro1">
          <table:table-cell table:formula="of:=&quot;0x&quot;&amp;DEC2HEX([.B41]; 2)" office:value-type="string" office:string-value="0x45" calcext:value-type="string">
            <text:p>0x4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table:style-name="ce7" office:value-type="string" calcext:value-type="string">
            <text:p>E</text:p>
          </table:table-cell>
        </table:table-row>
        <table:table-row table:style-name="ro1">
          <table:table-cell table:formula="of:=&quot;0x&quot;&amp;DEC2HEX([.B42]; 2)" office:value-type="string" office:string-value="0x46" calcext:value-type="string">
            <text:p>0x4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</text:p>
          </table:table-cell>
          <table:table-cell table:style-name="ce7" office:value-type="string" calcext:value-type="string">
            <text:p>F</text:p>
          </table:table-cell>
        </table:table-row>
        <table:table-row table:style-name="ro1">
          <table:table-cell table:formula="of:=&quot;0x&quot;&amp;DEC2HEX([.B43]; 2)" office:value-type="string" office:string-value="0x47" calcext:value-type="string">
            <text:p>0x4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</text:p>
          </table:table-cell>
          <table:table-cell table:style-name="ce7" office:value-type="string" calcext:value-type="string">
            <text:p>G</text:p>
          </table:table-cell>
        </table:table-row>
        <table:table-row table:style-name="ro1">
          <table:table-cell table:formula="of:=&quot;0x&quot;&amp;DEC2HEX([.B44]; 2)" office:value-type="string" office:string-value="0x48" calcext:value-type="string">
            <text:p>0x4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</text:p>
          </table:table-cell>
          <table:table-cell table:style-name="ce7" office:value-type="string" calcext:value-type="string">
            <text:p>H</text:p>
          </table:table-cell>
        </table:table-row>
        <table:table-row table:style-name="ro1">
          <table:table-cell table:formula="of:=&quot;0x&quot;&amp;DEC2HEX([.B45]; 2)" office:value-type="string" office:string-value="0x49" calcext:value-type="string">
            <text:p>0x4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I</text:p>
          </table:table-cell>
        </table:table-row>
        <table:table-row table:style-name="ro1">
          <table:table-cell table:formula="of:=&quot;0x&quot;&amp;DEC2HEX([.B46]; 2)" office:value-type="string" office:string-value="0x4A" calcext:value-type="string">
            <text:p>0x4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</text:p>
          </table:table-cell>
          <table:table-cell table:style-name="ce7" office:value-type="string" calcext:value-type="string">
            <text:p>J</text:p>
          </table:table-cell>
        </table:table-row>
        <table:table-row table:style-name="ro1">
          <table:table-cell table:formula="of:=&quot;0x&quot;&amp;DEC2HEX([.B47]; 2)" office:value-type="string" office:string-value="0x4B" calcext:value-type="string">
            <text:p>0x4B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</text:p>
          </table:table-cell>
          <table:table-cell table:style-name="ce7" office:value-type="string" calcext:value-type="string">
            <text:p>K</text:p>
          </table:table-cell>
        </table:table-row>
        <table:table-row table:style-name="ro1">
          <table:table-cell table:formula="of:=&quot;0x&quot;&amp;DEC2HEX([.B48]; 2)" office:value-type="string" office:string-value="0x4C" calcext:value-type="string">
            <text:p>0x4C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</table:table-row>
        <table:table-row table:style-name="ro1">
          <table:table-cell table:formula="of:=&quot;0x&quot;&amp;DEC2HEX([.B49]; 2)" office:value-type="string" office:string-value="0x4D" calcext:value-type="string">
            <text:p>0x4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M</text:p>
          </table:table-cell>
        </table:table-row>
        <table:table-row table:style-name="ro1">
          <table:table-cell table:formula="of:=&quot;0x&quot;&amp;DEC2HEX([.B50]; 2)" office:value-type="string" office:string-value="0x4E" calcext:value-type="string">
            <text:p>0x4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</text:p>
          </table:table-cell>
          <table:table-cell table:style-name="ce7" office:value-type="string" calcext:value-type="string">
            <text:p>N</text:p>
          </table:table-cell>
        </table:table-row>
        <table:table-row table:style-name="ro1">
          <table:table-cell table:formula="of:=&quot;0x&quot;&amp;DEC2HEX([.B51]; 2)" office:value-type="string" office:string-value="0x4F" calcext:value-type="string">
            <text:p>0x4F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</text:p>
          </table:table-cell>
          <table:table-cell table:style-name="ce7" office:value-type="string" calcext:value-type="string">
            <text:p>O</text:p>
          </table:table-cell>
        </table:table-row>
        <table:table-row table:style-name="ro1">
          <table:table-cell table:formula="of:=&quot;0x&quot;&amp;DEC2HEX([.B52]; 2)" office:value-type="string" office:string-value="0x50" calcext:value-type="string">
            <text:p>0x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  <table:table-cell table:style-name="ce7" office:value-type="string" calcext:value-type="string">
            <text:p>P</text:p>
          </table:table-cell>
        </table:table-row>
        <table:table-row table:style-name="ro1">
          <table:table-cell table:formula="of:=&quot;0x&quot;&amp;DEC2HEX([.B53]; 2)" office:value-type="string" office:string-value="0x51" calcext:value-type="string">
            <text:p>0x5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Q</text:p>
          </table:table-cell>
          <table:table-cell table:style-name="ce7" office:value-type="string" calcext:value-type="string">
            <text:p>Q</text:p>
          </table:table-cell>
        </table:table-row>
        <table:table-row table:style-name="ro1">
          <table:table-cell table:formula="of:=&quot;0x&quot;&amp;DEC2HEX([.B54]; 2)" office:value-type="string" office:string-value="0x52" calcext:value-type="string">
            <text:p>0x5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table:style-name="ce7" office:value-type="string" calcext:value-type="string">
            <text:p>R</text:p>
          </table:table-cell>
        </table:table-row>
        <table:table-row table:style-name="ro1">
          <table:table-cell table:formula="of:=&quot;0x&quot;&amp;DEC2HEX([.B55]; 2)" office:value-type="string" office:string-value="0x53" calcext:value-type="string">
            <text:p>0x5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</text:p>
          </table:table-cell>
          <table:table-cell table:style-name="ce7" office:value-type="string" calcext:value-type="string">
            <text:p>S</text:p>
          </table:table-cell>
        </table:table-row>
        <table:table-row table:style-name="ro1">
          <table:table-cell table:formula="of:=&quot;0x&quot;&amp;DEC2HEX([.B56]; 2)" office:value-type="string" office:string-value="0x54" calcext:value-type="string">
            <text:p>0x5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</text:p>
          </table:table-cell>
          <table:table-cell table:style-name="ce7" office:value-type="string" calcext:value-type="string">
            <text:p>T</text:p>
          </table:table-cell>
        </table:table-row>
        <table:table-row table:style-name="ro1">
          <table:table-cell table:formula="of:=&quot;0x&quot;&amp;DEC2HEX([.B57]; 2)" office:value-type="string" office:string-value="0x55" calcext:value-type="string">
            <text:p>0x5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U</text:p>
          </table:table-cell>
          <table:table-cell table:style-name="ce7" office:value-type="string" calcext:value-type="string">
            <text:p>U</text:p>
          </table:table-cell>
        </table:table-row>
        <table:table-row table:style-name="ro1">
          <table:table-cell table:formula="of:=&quot;0x&quot;&amp;DEC2HEX([.B58]; 2)" office:value-type="string" office:string-value="0x56" calcext:value-type="string">
            <text:p>0x5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V</text:p>
          </table:table-cell>
          <table:table-cell table:style-name="ce7" office:value-type="string" calcext:value-type="string">
            <text:p>V</text:p>
          </table:table-cell>
        </table:table-row>
        <table:table-row table:style-name="ro1">
          <table:table-cell table:formula="of:=&quot;0x&quot;&amp;DEC2HEX([.B59]; 2)" office:value-type="string" office:string-value="0x57" calcext:value-type="string">
            <text:p>0x5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</text:p>
          </table:table-cell>
          <table:table-cell table:style-name="ce7" office:value-type="string" calcext:value-type="string">
            <text:p>W</text:p>
          </table:table-cell>
        </table:table-row>
        <table:table-row table:style-name="ro1">
          <table:table-cell table:formula="of:=&quot;0x&quot;&amp;DEC2HEX([.B60]; 2)" office:value-type="string" office:string-value="0x58" calcext:value-type="string">
            <text:p>0x5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formula="of:=&quot;0x&quot;&amp;DEC2HEX([.B61]; 2)" office:value-type="string" office:string-value="0x59" calcext:value-type="string">
            <text:p>0x5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Y</text:p>
          </table:table-cell>
          <table:table-cell table:style-name="ce7" office:value-type="string" calcext:value-type="string">
            <text:p>Y</text:p>
          </table:table-cell>
        </table:table-row>
        <table:table-row table:style-name="ro1">
          <table:table-cell table:formula="of:=&quot;0x&quot;&amp;DEC2HEX([.B62]; 2)" office:value-type="string" office:string-value="0x5A" calcext:value-type="string">
            <text:p>0x5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Z</text:p>
          </table:table-cell>
          <table:table-cell table:style-name="ce7" office:value-type="string" calcext:value-type="string">
            <text:p>Z</text:p>
          </table:table-cell>
        </table:table-row>
        <table:table-row table:style-name="ro1">
          <table:table-cell table:formula="of:=&quot;0x&quot;&amp;DEC2HEX([.B63]; 2)" office:value-type="string" office:string-value="0x5B" calcext:value-type="string">
            <text:p>0x5B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[</text:p>
          </table:table-cell>
          <table:table-cell table:style-name="ce12" office:value-type="string" calcext:value-type="string">
            <text:p>└</text:p>
          </table:table-cell>
        </table:table-row>
        <table:table-row table:style-name="ro1">
          <table:table-cell table:formula="of:=&quot;0x&quot;&amp;DEC2HEX([.B64]; 2)" office:value-type="string" office:string-value="0x5C" calcext:value-type="string">
            <text:p>0x5C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\</text:p>
          </table:table-cell>
          <table:table-cell table:style-name="ce12" office:value-type="string" calcext:value-type="string">
            <text:p>┖</text:p>
          </table:table-cell>
        </table:table-row>
        <table:table-row table:style-name="ro1">
          <table:table-cell table:formula="of:=&quot;0x&quot;&amp;DEC2HEX([.B65]; 2)" office:value-type="string" office:string-value="0x5D" calcext:value-type="string">
            <text:p>0x5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]</text:p>
          </table:table-cell>
          <table:table-cell table:style-name="ce12" office:value-type="string" calcext:value-type="string">
            <text:p>┸</text:p>
          </table:table-cell>
        </table:table-row>
        <table:table-row table:style-name="ro1">
          <table:table-cell table:formula="of:=&quot;0x&quot;&amp;DEC2HEX([.B66]; 2)" office:value-type="string" office:string-value="0x5E" calcext:value-type="string">
            <text:p>0x5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^</text:p>
          </table:table-cell>
          <table:table-cell table:style-name="ce12" office:value-type="string" calcext:value-type="string">
            <text:p>┸</text:p>
          </table:table-cell>
        </table:table-row>
        <table:table-row table:style-name="ro1">
          <table:table-cell table:formula="of:=&quot;0x&quot;&amp;DEC2HEX([.B67]; 2)" office:value-type="string" office:string-value="0x5F" calcext:value-type="string">
            <text:p>0x5F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_</text:p>
          </table:table-cell>
          <table:table-cell table:style-name="ce12" office:value-type="string" calcext:value-type="string">
            <text:p>┚</text:p>
          </table:table-cell>
        </table:table-row>
        <table:table-row table:style-name="ro1">
          <table:table-cell table:formula="of:=&quot;0x&quot;&amp;DEC2HEX([.B68]; 2)" office:value-type="string" office:string-value="0x60" calcext:value-type="string">
            <text:p>0x6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`</text:p>
          </table:table-cell>
          <table:table-cell table:style-name="ce12" office:value-type="string" calcext:value-type="string">
            <text:p>┘</text:p>
          </table:table-cell>
        </table:table-row>
        <table:table-row table:style-name="ro1">
          <table:table-cell/>
          <table:table-cell office:value-type="string" calcext:value-type="string">
            <text:p>97 – 127</text:p>
          </table:table-cell>
          <table:table-cell office:value-type="string" calcext:value-type="string">
            <text:p>A-z { | } ~</text:p>
          </table:table-cell>
          <table:table-cell table:style-name="ce7" office:value-type="string" calcext:value-type="string">
            <text:p>…</text:p>
          </table:table-cell>
        </table:table-row>
        <table:table-row table:style-name="ro1" table:number-rows-repeated="104850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5mm" fo:page-height="320mm" fo:margin-top="4.99mm" fo:margin-bottom="4.99mm" fo:margin-left="4.99mm" fo:margin-right="4.99mm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.00.0000</text:date>, <text:time style:data-style-name="N2" text:time-value="16:27:49.2803705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5:23:55.386267013</meta:creation-date>
    <dc:date>2019-01-11T16:28:17.866259909</dc:date>
    <meta:editing-duration>PT22M46S</meta:editing-duration>
    <meta:editing-cycles>12</meta:editing-cycles>
    <meta:generator>LibreOffice/6.0.7.3$Linux_X86_64 LibreOffice_project/00m0$Build-3</meta:generator>
    <meta:document-statistic meta:table-count="1" meta:cell-count="272" meta:object-count="1"/>
  </office:meta>
</office:document-meta>
</file>